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sheet1">
        <table:table-row>
          <table:table-cell office:value-type="string">
            <text:p>Hormigón</text:p>
          </table:table-cell>
          <table:table-cell office:value-type="string">
            <text:p>Diámetro</text:p>
          </table:table-cell>
          <table:table-cell office:value-type="string">
            <text:p>Separación</text:p>
          </table:table-cell>
          <table:table-cell office:value-type="string">
            <text:p>LsI</text:p>
          </table:table-cell>
          <table:table-cell office:value-type="string">
            <text:p>LsII</text:p>
          </table:table-cell>
          <table:table-cell office:value-type="string">
            <text:p>LnI</text:p>
          </table:table-cell>
          <table:table-cell office:value-type="string">
            <text:p>LnII</text:p>
          </table:table-cell>
        </table:table-row>
        <table:table-row>
          <table:table-cell office:value-type="string">
            <text:p/>
          </table:table-cell>
          <table:table-cell office:value-type="string">
            <text:p>(m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</table:table-row>
        <table:table-row>
          <table:table-cell office:value-type="string">
            <text:p>HA30</text:p>
          </table:table-cell>
          <table:table-cell office:value="8.0" office:value-type="float">
            <text:p>8.0</text:p>
          </table:table-cell>
          <table:table-cell office:value-type="string">
            <text:p>-</text:p>
          </table:table-cell>
          <table:table-cell office:value="28.0" office:value-type="float">
            <text:p>28.0</text:p>
          </table:table-cell>
          <table:table-cell office:value="40.0" office:value-type="float">
            <text:p>40.0</text:p>
          </table:table-cell>
          <table:table-cell office:value="20.0" office:value-type="float">
            <text:p>20.0</text:p>
          </table:table-cell>
          <table:table-cell office:value="28.5714285714" office:value-type="float">
            <text:p>28.5714285714</text:p>
          </table:table-cell>
        </table:table-row>
        <table:table-row>
          <table:table-cell office:value-type="string">
            <text:p>HA30</text:p>
          </table:table-cell>
          <table:table-cell office:value="10.0" office:value-type="float">
            <text:p>10.0</text:p>
          </table:table-cell>
          <table:table-cell office:value-type="string">
            <text:p>-</text:p>
          </table:table-cell>
          <table:table-cell office:value="35.0" office:value-type="float">
            <text:p>35.0</text:p>
          </table:table-cell>
          <table:table-cell office:value="50.0" office:value-type="float">
            <text:p>50.0</text:p>
          </table:table-cell>
          <table:table-cell office:value="25.0" office:value-type="float">
            <text:p>25.0</text:p>
          </table:table-cell>
          <table:table-cell office:value="35.7142857143" office:value-type="float">
            <text:p>35.7142857143</text:p>
          </table:table-cell>
        </table:table-row>
        <table:table-row>
          <table:table-cell office:value-type="string">
            <text:p>HA30</text:p>
          </table:table-cell>
          <table:table-cell office:value="12.0" office:value-type="float">
            <text:p>12.0</text:p>
          </table:table-cell>
          <table:table-cell office:value="10.0" office:value-type="float">
            <text:p>10.0</text:p>
          </table:table-cell>
          <table:table-cell office:value="60.0" office:value-type="float">
            <text:p>60.0</text:p>
          </table:table-cell>
          <table:table-cell office:value="85.7142857143" office:value-type="float">
            <text:p>85.7142857143</text:p>
          </table:table-cell>
          <table:table-cell office:value="30.0" office:value-type="float">
            <text:p>30.0</text:p>
          </table:table-cell>
          <table:table-cell office:value="42.8571428571" office:value-type="float">
            <text:p>42.8571428571</text:p>
          </table:table-cell>
        </table:table-row>
        <table:table-row>
          <table:table-cell office:value-type="string">
            <text:p>HA30</text:p>
          </table:table-cell>
          <table:table-cell office:value-type="string">
            <text:p/>
          </table:table-cell>
          <table:table-cell office:value="20.0" office:value-type="float">
            <text:p>20.0</text:p>
          </table:table-cell>
          <table:table-cell office:value="42.0" office:value-type="float">
            <text:p>42.0</text:p>
          </table:table-cell>
          <table:table-cell office:value="60.0" office:value-type="float">
            <text:p>60.0</text:p>
          </table:table-cell>
          <table:table-cell office:value="30.0" office:value-type="float">
            <text:p>30.0</text:p>
          </table:table-cell>
          <table:table-cell office:value="42.8571428571" office:value-type="float">
            <text:p>42.8571428571</text:p>
          </table:table-cell>
        </table:table-row>
        <table:table-row>
          <table:table-cell office:value-type="string">
            <text:p>HA30</text:p>
          </table:table-cell>
          <table:table-cell office:value="16.0" office:value-type="float">
            <text:p>16.0</text:p>
          </table:table-cell>
          <table:table-cell office:value="10.0" office:value-type="float">
            <text:p>10.0</text:p>
          </table:table-cell>
          <table:table-cell office:value="80.0" office:value-type="float">
            <text:p>80.0</text:p>
          </table:table-cell>
          <table:table-cell office:value="114.285714286" office:value-type="float">
            <text:p>114.285714286</text:p>
          </table:table-cell>
          <table:table-cell office:value="40.0" office:value-type="float">
            <text:p>40.0</text:p>
          </table:table-cell>
          <table:table-cell office:value="57.1428571429" office:value-type="float">
            <text:p>57.1428571429</text:p>
          </table:table-cell>
        </table:table-row>
        <table:table-row>
          <table:table-cell office:value-type="string">
            <text:p>HA30</text:p>
          </table:table-cell>
          <table:table-cell office:value-type="string">
            <text:p/>
          </table:table-cell>
          <table:table-cell office:value="20.0" office:value-type="float">
            <text:p>20.0</text:p>
          </table:table-cell>
          <table:table-cell office:value="56.0" office:value-type="float">
            <text:p>56.0</text:p>
          </table:table-cell>
          <table:table-cell office:value="80.0" office:value-type="float">
            <text:p>80.0</text:p>
          </table:table-cell>
          <table:table-cell office:value="40.0" office:value-type="float">
            <text:p>40.0</text:p>
          </table:table-cell>
          <table:table-cell office:value="57.1428571429" office:value-type="float">
            <text:p>57.1428571429</text:p>
          </table:table-cell>
        </table:table-row>
        <table:table-row>
          <table:table-cell office:value-type="string">
            <text:p>HA30</text:p>
          </table:table-cell>
          <table:table-cell office:value="20.0" office:value-type="float">
            <text:p>20.0</text:p>
          </table:table-cell>
          <table:table-cell office:value="10.0" office:value-type="float">
            <text:p>10.0</text:p>
          </table:table-cell>
          <table:table-cell office:value="104.0" office:value-type="float">
            <text:p>104.0</text:p>
          </table:table-cell>
          <table:table-cell office:value="145.6" office:value-type="float">
            <text:p>145.6</text:p>
          </table:table-cell>
          <table:table-cell office:value="52.0" office:value-type="float">
            <text:p>52.0</text:p>
          </table:table-cell>
          <table:table-cell office:value="72.8" office:value-type="float">
            <text:p>72.8</text:p>
          </table:table-cell>
        </table:table-row>
        <table:table-row>
          <table:table-cell office:value-type="string">
            <text:p>HA30</text:p>
          </table:table-cell>
          <table:table-cell office:value-type="string">
            <text:p/>
          </table:table-cell>
          <table:table-cell office:value="20.0" office:value-type="float">
            <text:p>20.0</text:p>
          </table:table-cell>
          <table:table-cell office:value="72.8" office:value-type="float">
            <text:p>72.8</text:p>
          </table:table-cell>
          <table:table-cell office:value="101.92" office:value-type="float">
            <text:p>101.92</text:p>
          </table:table-cell>
          <table:table-cell office:value="52.0" office:value-type="float">
            <text:p>52.0</text:p>
          </table:table-cell>
          <table:table-cell office:value="72.8" office:value-type="float">
            <text:p>72.8</text:p>
          </table:table-cell>
        </table:table-row>
        <table:table-row>
          <table:table-cell office:value-type="string">
            <text:p>HA30</text:p>
          </table:table-cell>
          <table:table-cell office:value="25.0" office:value-type="float">
            <text:p>25.0</text:p>
          </table:table-cell>
          <table:table-cell office:value-type="string">
            <text:p>-</text:p>
          </table:table-cell>
          <table:table-cell office:value="162.5" office:value-type="float">
            <text:p>162.5</text:p>
          </table:table-cell>
          <table:table-cell office:value="227.5" office:value-type="float">
            <text:p>227.5</text:p>
          </table:table-cell>
          <table:table-cell office:value="81.25" office:value-type="float">
            <text:p>81.25</text:p>
          </table:table-cell>
          <table:table-cell office:value="113.75" office:value-type="float">
            <text:p>113.75</text:p>
          </table:table-cell>
        </table:table-row>
        <table:table-row>
          <table:table-cell office:value-type="string">
            <text:p>HP50</text:p>
          </table:table-cell>
          <table:table-cell office:value="8.0" office:value-type="float">
            <text:p>8.0</text:p>
          </table:table-cell>
          <table:table-cell office:value-type="string">
            <text:p>-</text:p>
          </table:table-cell>
          <table:table-cell office:value="28.0" office:value-type="float">
            <text:p>28.0</text:p>
          </table:table-cell>
          <table:table-cell office:value="40.0" office:value-type="float">
            <text:p>40.0</text:p>
          </table:table-cell>
          <table:table-cell office:value="20.0" office:value-type="float">
            <text:p>20.0</text:p>
          </table:table-cell>
          <table:table-cell office:value="28.5714285714" office:value-type="float">
            <text:p>28.5714285714</text:p>
          </table:table-cell>
        </table:table-row>
        <table:table-row>
          <table:table-cell office:value-type="string">
            <text:p>HP50</text:p>
          </table:table-cell>
          <table:table-cell office:value="10.0" office:value-type="float">
            <text:p>10.0</text:p>
          </table:table-cell>
          <table:table-cell office:value-type="string">
            <text:p>-</text:p>
          </table:table-cell>
          <table:table-cell office:value="35.0" office:value-type="float">
            <text:p>35.0</text:p>
          </table:table-cell>
          <table:table-cell office:value="50.0" office:value-type="float">
            <text:p>50.0</text:p>
          </table:table-cell>
          <table:table-cell office:value="25.0" office:value-type="float">
            <text:p>25.0</text:p>
          </table:table-cell>
          <table:table-cell office:value="35.7142857143" office:value-type="float">
            <text:p>35.7142857143</text:p>
          </table:table-cell>
        </table:table-row>
        <table:table-row>
          <table:table-cell office:value-type="string">
            <text:p>HP50</text:p>
          </table:table-cell>
          <table:table-cell office:value="12.0" office:value-type="float">
            <text:p>12.0</text:p>
          </table:table-cell>
          <table:table-cell office:value="10.0" office:value-type="float">
            <text:p>10.0</text:p>
          </table:table-cell>
          <table:table-cell office:value="60.0" office:value-type="float">
            <text:p>60.0</text:p>
          </table:table-cell>
          <table:table-cell office:value="85.7142857143" office:value-type="float">
            <text:p>85.7142857143</text:p>
          </table:table-cell>
          <table:table-cell office:value="30.0" office:value-type="float">
            <text:p>30.0</text:p>
          </table:table-cell>
          <table:table-cell office:value="42.8571428571" office:value-type="float">
            <text:p>42.8571428571</text:p>
          </table:table-cell>
        </table:table-row>
        <table:table-row>
          <table:table-cell office:value-type="string">
            <text:p>HP50</text:p>
          </table:table-cell>
          <table:table-cell office:value-type="string">
            <text:p/>
          </table:table-cell>
          <table:table-cell office:value="20.0" office:value-type="float">
            <text:p>20.0</text:p>
          </table:table-cell>
          <table:table-cell office:value="42.0" office:value-type="float">
            <text:p>42.0</text:p>
          </table:table-cell>
          <table:table-cell office:value="60.0" office:value-type="float">
            <text:p>60.0</text:p>
          </table:table-cell>
          <table:table-cell office:value="30.0" office:value-type="float">
            <text:p>30.0</text:p>
          </table:table-cell>
          <table:table-cell office:value="42.8571428571" office:value-type="float">
            <text:p>42.8571428571</text:p>
          </table:table-cell>
        </table:table-row>
        <table:table-row>
          <table:table-cell office:value-type="string">
            <text:p>HP50</text:p>
          </table:table-cell>
          <table:table-cell office:value="16.0" office:value-type="float">
            <text:p>16.0</text:p>
          </table:table-cell>
          <table:table-cell office:value="10.0" office:value-type="float">
            <text:p>10.0</text:p>
          </table:table-cell>
          <table:table-cell office:value="80.0" office:value-type="float">
            <text:p>80.0</text:p>
          </table:table-cell>
          <table:table-cell office:value="114.285714286" office:value-type="float">
            <text:p>114.285714286</text:p>
          </table:table-cell>
          <table:table-cell office:value="40.0" office:value-type="float">
            <text:p>40.0</text:p>
          </table:table-cell>
          <table:table-cell office:value="57.1428571429" office:value-type="float">
            <text:p>57.1428571429</text:p>
          </table:table-cell>
        </table:table-row>
        <table:table-row>
          <table:table-cell office:value-type="string">
            <text:p>HP50</text:p>
          </table:table-cell>
          <table:table-cell office:value-type="string">
            <text:p/>
          </table:table-cell>
          <table:table-cell office:value="20.0" office:value-type="float">
            <text:p>20.0</text:p>
          </table:table-cell>
          <table:table-cell office:value="56.0" office:value-type="float">
            <text:p>56.0</text:p>
          </table:table-cell>
          <table:table-cell office:value="80.0" office:value-type="float">
            <text:p>80.0</text:p>
          </table:table-cell>
          <table:table-cell office:value="40.0" office:value-type="float">
            <text:p>40.0</text:p>
          </table:table-cell>
          <table:table-cell office:value="57.1428571429" office:value-type="float">
            <text:p>57.1428571429</text:p>
          </table:table-cell>
        </table:table-row>
        <table:table-row>
          <table:table-cell office:value-type="string">
            <text:p>HP50</text:p>
          </table:table-cell>
          <table:table-cell office:value="20.0" office:value-type="float">
            <text:p>20.0</text:p>
          </table:table-cell>
          <table:table-cell office:value="10.0" office:value-type="float">
            <text:p>10.0</text:p>
          </table:table-cell>
          <table:table-cell office:value="100.0" office:value-type="float">
            <text:p>100.0</text:p>
          </table:table-cell>
          <table:table-cell office:value="142.857142857" office:value-type="float">
            <text:p>142.857142857</text:p>
          </table:table-cell>
          <table:table-cell office:value="50.0" office:value-type="float">
            <text:p>50.0</text:p>
          </table:table-cell>
          <table:table-cell office:value="71.4285714286" office:value-type="float">
            <text:p>71.4285714286</text:p>
          </table:table-cell>
        </table:table-row>
        <table:table-row>
          <table:table-cell office:value-type="string">
            <text:p>HP50</text:p>
          </table:table-cell>
          <table:table-cell office:value-type="string">
            <text:p/>
          </table:table-cell>
          <table:table-cell office:value="20.0" office:value-type="float">
            <text:p>20.0</text:p>
          </table:table-cell>
          <table:table-cell office:value="70.0" office:value-type="float">
            <text:p>70.0</text:p>
          </table:table-cell>
          <table:table-cell office:value="100.0" office:value-type="float">
            <text:p>100.0</text:p>
          </table:table-cell>
          <table:table-cell office:value="50.0" office:value-type="float">
            <text:p>50.0</text:p>
          </table:table-cell>
          <table:table-cell office:value="71.4285714286" office:value-type="float">
            <text:p>71.4285714286</text:p>
          </table:table-cell>
        </table:table-row>
        <table:table-row>
          <table:table-cell office:value-type="string">
            <text:p>HP50</text:p>
          </table:table-cell>
          <table:table-cell office:value="25.0" office:value-type="float">
            <text:p>25.0</text:p>
          </table:table-cell>
          <table:table-cell office:value-type="string">
            <text:p>-</text:p>
          </table:table-cell>
          <table:table-cell office:value="125.0" office:value-type="float">
            <text:p>125.0</text:p>
          </table:table-cell>
          <table:table-cell office:value="178.571428571" office:value-type="float">
            <text:p>178.571428571</text:p>
          </table:table-cell>
          <table:table-cell office:value="62.5" office:value-type="float">
            <text:p>62.5</text:p>
          </table:table-cell>
          <table:table-cell office:value="89.2857142857" office:value-type="float">
            <text:p>89.2857142857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